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automatic-styles>
    <style:style style:name="ingredients" style:family="table">
      <style:table-properties style:width="16cm" table:align="margins"/>
    </style:style>
    <style:style style:name="ingredients.A" style:family="table-column">
      <style:table-column-properties style:column-width="8.001cm" style:rel-column-width="32768*"/>
    </style:style>
    <style:style style:name="ingredients.B" style:family="table-column">
      <style:table-column-properties style:column-width="7.999cm" style:rel-column-width="32767*"/>
    </style:style>
    <style:style style:name="ingredients.A1" style:family="table-cell">
      <style:table-cell-properties fo:padding="0.097cm" fo:border="none"/>
    </style:style>
    <style:style style:name="P1" style:family="paragraph" style:parent-style-name="Standard">
      <style:text-properties style:font-name-asian="FreeMono" style:font-name-complex="FreeMono"/>
    </style:style>
    <style:style style:name="P2" style:family="paragraph" style:parent-style-name="Standard" style:list-style-name="L1"/>
    <style:style style:name="P3" style:family="paragraph" style:parent-style-name="Heading_20_1">
      <style:text-properties style:font-name="Times" fo:font-size="12pt" fo:language="en" fo:country="GB" style:font-name-asian="HG Mincho Light J" style:font-size-asian="12pt" style:font-name-complex="Tahoma" style:font-size-complex="12pt"/>
    </style:style>
    <style:style style:name="P4" style:family="paragraph" style:parent-style-name="Heading_20_2">
      <style:text-properties style:font-name="Times" fo:font-size="12pt" style:font-size-asian="12pt" style:font-size-complex="12pt"/>
    </style:style>
    <text:list-style style:name="L1">
      <text:list-level-style-number text:level="1" text:style-name="Numbering_20_Symbols" style:num-suffix="." style:num-format="1">
        <style:list-level-properties text:min-label-width="0.6cm" text:min-label-distance="0.101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Ingredients</text:h>
      <table:table table:name="ingredients" table:style-name="ingredients">
        <table:table-column table:style-name="ingredients.A"/>
        <table:table-column table:style-name="ingredients.B"/>
        <table:table-row>
          <table:table-cell table:style-name="ingredients.A1" office:value-type="string">
            <text:p text:style-name="P1">1 kg fresh spinach</text:p>
          </table:table-cell>
          <table:table-cell table:style-name="ingredients.A1" office:value-type="string">
            <text:p text:style-name="Standard">½ kg potatoes</text:p>
          </table:table-cell>
        </table:table-row>
        <table:table-row>
          <table:table-cell table:style-name="ingredients.A1" office:value-type="string">
            <text:p text:style-name="P1">2 large onions, 1 sliced and 1 grated</text:p>
          </table:table-cell>
          <table:table-cell table:style-name="ingredients.A1" office:value-type="string">
            <text:p text:style-name="Standard">1½ teaspoons salt</text:p>
          </table:table-cell>
        </table:table-row>
        <table:table-row>
          <table:table-cell table:style-name="ingredients.A1" office:value-type="string">
            <text:p text:style-name="P1">2 tablespoons ghee</text:p>
          </table:table-cell>
          <table:table-cell table:style-name="ingredients.A1" office:value-type="string">
            <text:p text:style-name="Standard">2 teaspoons fenugreek seeds</text:p>
          </table:table-cell>
        </table:table-row>
        <table:table-row>
          <table:table-cell table:style-name="ingredients.A1" office:value-type="string">
            <text:p text:style-name="Standard">½ teaspoon coriander seeds</text:p>
          </table:table-cell>
          <table:table-cell table:style-name="ingredients.A1" office:value-type="string">
            <text:p text:style-name="Standard">2 green chillies, sliced</text:p>
          </table:table-cell>
        </table:table-row>
        <table:table-row>
          <table:table-cell table:style-name="ingredients.A1" office:value-type="string">
            <text:p text:style-name="Standard">½ teaspoon chilli powder</text:p>
          </table:table-cell>
          <table:table-cell table:style-name="ingredients.A1" office:value-type="string">
            <text:p text:style-name="Standard">2 medium tomatoes, chopped</text:p>
          </table:table-cell>
        </table:table-row>
        <table:table-row>
          <table:table-cell table:style-name="ingredients.A1" office:value-type="string">
            <text:p text:style-name="Standard">½ teaspoon coriander powder</text:p>
          </table:table-cell>
          <table:table-cell table:style-name="ingredients.A1" office:value-type="string">
            <text:p text:style-name="Standard">2 teaspoons minced ginger</text:p>
          </table:table-cell>
        </table:table-row>
      </table:table>
      <text:h text:style-name="P4" text:outline-level="2">Method</text:h>
      <text:list xml:id="list1728059745" text:style-name="L1">
        <text:list-item>
          <text:p text:style-name="P2">Wash, and chop spinach.</text:p>
        </text:list-item>
        <text:list-item>
          <text:p text:style-name="P2">Fry sliced onion in ghee until golden brown.</text:p>
        </text:list-item>
        <text:list-item>
          <text:p text:style-name="P2">Add coriander and cummin seeds, and cook for a minute.</text:p>
        </text:list-item>
        <text:list-item>
          <text:p text:style-name="P2">Add grated onion, chilli powder and coriander powder, and fry for 5 minutes.</text:p>
        </text:list-item>
        <text:list-item>
          <text:p text:style-name="P2">Add the spinach and cook for another 5 minutes.</text:p>
        </text:list-item>
        <text:list-item>
          <text:p text:style-name="P2">Peel, and cut the potatoes into cubes and parboil for 6 ~ 8 minutes.</text:p>
        </text:list-item>
        <text:list-item>
          <text:p text:style-name="P2">Add drained potatoes to the spinach.</text:p>
        </text:list-item>
        <text:list-item>
          <text:p text:style-name="P2">Add salt, fenugreek and green chillies to the spinach.</text:p>
        </text:list-item>
        <text:list-item>
          <text:p text:style-name="P2">Stir well, and cook on a very low heat for ~ 10 minutes, stirring occasionally.</text:p>
        </text:list-item>
        <text:list-item>
          <text:p text:style-name="P2">Add tomatoes and ginger.</text:p>
        </text:list-item>
        <text:list-item>
          <text:p text:style-name="P2">Cover and simmer for 10 minut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FreeSerif"/>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FreeSerif"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New Roman"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New Roman" style:font-name-complex="Tahoma1"/>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Numbering_20_Symbols" style:display-name="Numbering Symbols"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GB" style:font-name-asian="HG Mincho Light J" style:font-size-asian="12pt" style:font-name-complex="Tahoma" style:font-size-complex="12pt"/>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Saag Aloo (Spinach with Potatoes)</text:h>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meta:creation-date>2011-06-18T14:20:36</meta:creation-date>
    <dc:language>en-AU</dc:language>
    <meta:editing-cycles>8</meta:editing-cycles>
    <meta:editing-duration>PT23M21S</meta:editing-duration>
    <meta:initial-creator>Frank Jung</meta:initial-creator>
    <dc:date>2011-06-19T13:18:01</dc:date>
    <dc:creator>Frank Jung</dc:creator>
    <meta:printed-by>Frank Jung</meta:printed-by>
    <meta:print-date>2011-06-18T14:36:48</meta:print-date>
    <meta:document-statistic meta:table-count="1" meta:image-count="0" meta:object-count="0" meta:page-count="1" meta:paragraph-count="26" meta:word-count="166" meta:character-count="893"/>
    <meta:user-defined meta:name="Info 1"/>
    <meta:user-defined meta:name="Info 2"/>
    <meta:user-defined meta:name="Info 3"/>
    <meta:user-defined meta:name="Info 4"/>
  </office:meta>
</office:document-meta>
</file>